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8B8E5460.png" manifest:media-type=""/>
  <manifest:file-entry manifest:full-path="Pictures/100002010000001000000010E3210BF8.png" manifest:media-type=""/>
  <manifest:file-entry manifest:full-path="Pictures/100002010000001000000010B888D8F7.png" manifest:media-type=""/>
  <manifest:file-entry manifest:full-path="Pictures/10000201000000100000001066CD4F17.png" manifest:media-type=""/>
  <manifest:file-entry manifest:full-path="Pictures/1000020100000010000000109B66DC54.png" manifest:media-type=""/>
  <manifest:file-entry manifest:full-path="Pictures/100002010000001000000010D70879F3.png" manifest:media-type=""/>
  <manifest:file-entry manifest:full-path="Pictures/10000201000000100000001075A447AE.png" manifest:media-type=""/>
  <manifest:file-entry manifest:full-path="Pictures/100002010000001000000010C0E3B57A.png" manifest:media-type=""/>
  <manifest:file-entry manifest:full-path="Pictures/10000201000000100000001052E960A3.png" manifest:media-type=""/>
  <manifest:file-entry manifest:full-path="Pictures/1000020100000010000000101EDBF63D.png" manifest:media-type=""/>
  <manifest:file-entry manifest:full-path="Pictures/100002010000001000000010E3C6FDD2.png" manifest:media-type=""/>
  <manifest:file-entry manifest:full-path="Pictures/100002010000001000000010FACD82B3.png" manifest:media-type=""/>
  <manifest:file-entry manifest:full-path="Pictures/100002010000001000000010197F467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83in" style:rel-column-width="1452*"/>
    </style:style>
    <style:style style:name="Table1.B" style:family="table-column">
      <style:table-column-properties style:column-width="5.9167in" style:rel-column-width="85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2f44" officeooo:paragraph-rsid="001f2f44"/>
    </style:style>
    <style:style style:name="P2" style:family="paragraph" style:parent-style-name="Text_20_body" style:list-style-name="L1">
      <style:text-properties officeooo:rsid="0029c92e" officeooo:paragraph-rsid="0029c92e"/>
    </style:style>
    <style:style style:name="P3" style:family="paragraph" style:parent-style-name="Text_20_body" style:list-style-name="L1">
      <style:text-properties officeooo:rsid="002c4a0b" officeooo:paragraph-rsid="002c4a0b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f7dd1" officeooo:paragraph-rsid="001f7dd1" style:font-size-asian="14pt" style:font-weight-asian="bold" style:font-size-complex="14pt" style:font-weight-complex="bold"/>
    </style:style>
    <style:style style:name="P5" style:family="paragraph" style:parent-style-name="Table_20_Contents">
      <style:text-properties officeooo:rsid="001f7dd1" officeooo:paragraph-rsid="001f7dd1"/>
    </style:style>
    <style:style style:name="P6" style:family="paragraph" style:parent-style-name="Table_20_Contents">
      <style:text-properties officeooo:rsid="0021695d" officeooo:paragraph-rsid="0021695d"/>
    </style:style>
    <style:style style:name="P7" style:family="paragraph" style:parent-style-name="Table_20_Contents">
      <style:text-properties officeooo:rsid="0026f77f" officeooo:paragraph-rsid="0037d268"/>
    </style:style>
    <style:style style:name="P8" style:family="paragraph" style:parent-style-name="Table_20_Contents">
      <style:text-properties officeooo:rsid="0026f77f" officeooo:paragraph-rsid="0026f77f" fo:background-color="#9966cc"/>
    </style:style>
    <style:style style:name="P9" style:family="paragraph" style:parent-style-name="Table_20_Contents">
      <style:text-properties officeooo:rsid="0028bc33" officeooo:paragraph-rsid="0028bc33"/>
    </style:style>
    <style:style style:name="P10" style:family="paragraph" style:parent-style-name="Table_20_Contents">
      <style:text-properties officeooo:rsid="0028bc33" officeooo:paragraph-rsid="0028bc33" fo:background-color="#00ffff"/>
    </style:style>
    <style:style style:name="P11" style:family="paragraph" style:parent-style-name="Table_20_Contents">
      <style:text-properties officeooo:rsid="0028e908" officeooo:paragraph-rsid="0028e908"/>
    </style:style>
    <style:style style:name="P12" style:family="paragraph" style:parent-style-name="Table_20_Contents">
      <style:text-properties officeooo:rsid="0028e908" officeooo:paragraph-rsid="0028e908" fo:background-color="#ff950e"/>
    </style:style>
    <style:style style:name="P13" style:family="paragraph" style:parent-style-name="Table_20_Contents">
      <style:text-properties officeooo:rsid="002d4454" officeooo:paragraph-rsid="002d4454"/>
    </style:style>
    <style:style style:name="P14" style:family="paragraph" style:parent-style-name="Table_20_Contents">
      <style:text-properties officeooo:rsid="0032ee11" officeooo:paragraph-rsid="0032ee11"/>
    </style:style>
    <style:style style:name="P15" style:family="paragraph" style:parent-style-name="Table_20_Contents">
      <style:text-properties officeooo:rsid="0032ee11" officeooo:paragraph-rsid="0032ee11" fo:background-color="#cccccc"/>
    </style:style>
    <style:style style:name="P16" style:family="paragraph" style:parent-style-name="Table_20_Contents">
      <style:text-properties officeooo:rsid="0034c222" officeooo:paragraph-rsid="0034c222"/>
    </style:style>
    <style:style style:name="P17" style:family="paragraph" style:parent-style-name="Table_20_Contents">
      <style:text-properties officeooo:rsid="003663a6" officeooo:paragraph-rsid="003663a6"/>
    </style:style>
    <style:style style:name="P18" style:family="paragraph" style:parent-style-name="Header">
      <style:paragraph-properties fo:text-align="center" style:justify-single-word="false"/>
      <style:text-properties fo:font-size="16pt" fo:font-weight="bold" officeooo:rsid="001f2f44" officeooo:paragraph-rsid="001f2f44" style:font-size-asian="16pt" style:font-weight-asian="bold" style:font-size-complex="16pt" style:font-weight-complex="bold"/>
    </style:style>
    <style:style style:name="T1" style:family="text">
      <style:text-properties officeooo:rsid="00233ec4"/>
    </style:style>
    <style:style style:name="T2" style:family="text">
      <style:text-properties officeooo:rsid="002362a5"/>
    </style:style>
    <style:style style:name="T3" style:family="text">
      <style:text-properties officeooo:rsid="00251ac4"/>
    </style:style>
    <style:style style:name="T4" style:family="text">
      <style:text-properties officeooo:rsid="0028d357"/>
    </style:style>
    <style:style style:name="T5" style:family="text">
      <style:text-properties officeooo:rsid="002a9c78"/>
    </style:style>
    <style:style style:name="T6" style:family="text">
      <style:text-properties officeooo:rsid="002c4a0b"/>
    </style:style>
    <style:style style:name="T7" style:family="text">
      <style:text-properties officeooo:rsid="002d7cc7"/>
    </style:style>
    <style:style style:name="T8" style:family="text">
      <style:text-properties officeooo:rsid="002ed33a"/>
    </style:style>
    <style:style style:name="T9" style:family="text">
      <style:text-properties officeooo:rsid="00318876"/>
    </style:style>
    <style:style style:name="T10" style:family="text">
      <style:text-properties officeooo:rsid="0037d268"/>
    </style:style>
    <style:style style:name="T11" style:family="text">
      <style:text-properties officeooo:rsid="0039f2f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table is the key to understanding the Freemind representations of the MLHIM 2.4.4 reference model components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Key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" text:anchor-type="paragraph" svg:width="0.178in" svg:height="0.178in" draw:z-index="0"><draw:image xlink:href="Pictures/100002010000001000000010197F4673.png" xlink:type="simple" xlink:show="embed" xlink:actuate="onLoad"/></draw:frame></text:p>
          </table:table-cell>
          <table:table-cell table:style-name="Table1.B2" office:value-type="string">
            <text:p text:style-name="P5">The red pencil icon indicates that this node requires a text entry entry by the modeller. <text:s/>It is found on the 'data-name' element. Enter the value into the value attribute. <text:span text:style-name="T4">Some values may have defaults already entered. The modeller may choose to change them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2" text:anchor-type="paragraph" svg:width="0.178in" svg:height="0.178in" draw:z-index="1"><draw:image xlink:href="Pictures/100002010000001000000010E3C6FDD2.png" xlink:type="simple" xlink:show="embed" xlink:actuate="onLoad"/></draw:frame></text:p>
          </table:table-cell>
          <table:table-cell table:style-name="Table1.B2" office:value-type="string">
            <text:p text:style-name="P5">The paper clip icon indicates that the modeller may enter a value into the 'value' attribute. <text:s/>If the attributes are options, i.e. option1, option2, option3, etc. <text:s/>then additional option attributes may be created as needed. <text:s/><text:span text:style-name="T11">On components such as DvIdentifier and DvBoolean, the number of options on each element must be the same. 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3" text:anchor-type="paragraph" svg:width="0.2362in" svg:height="0.2862in" draw:z-index="2"><draw:image xlink:href="Pictures/10000201000000100000001052E960A3.png" xlink:type="simple" xlink:show="embed" xlink:actuate="onLoad"/></draw:frame></text:p>
          </table:table-cell>
          <table:table-cell table:style-name="Table1.B2" office:value-type="string">
            <text:p text:style-name="P6">The important icon indicates that another MLHIM RM co<text:span text:style-name="T3">m</text:span>ponent MUST be added at this point. The node background color <text:span text:style-name="T2">(see below) </text:span>indicates which family of components may be used in this location. <text:span text:style-name="T9">If this icon is not present then the node is optional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4" text:anchor-type="paragraph" svg:width="0.178in" svg:height="0.178in" draw:z-index="3"><draw:image xlink:href="Pictures/100002010000001000000010C0E3B57A.png" xlink:type="simple" xlink:show="embed" xlink:actuate="onLoad"/></draw:frame> <text:s text:c="21"/></text:p>
          </table:table-cell>
          <table:table-cell table:style-name="Table1.B2" office:value-type="string">
            <text:p text:style-name="P13">Indicates that only a DvURI is allowed <text:span text:style-name="T7">on this node</text:span>. <text:span text:style-name="T7">This icon also appears on the root node of DvURI for easy matching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5" text:anchor-type="paragraph" svg:width="0.178in" svg:height="0.178in" draw:z-index="4"><draw:image xlink:href="Pictures/10000201000000100000001075A447AE.png" xlink:type="simple" xlink:show="embed" xlink:actuate="onLoad"/></draw:frame></text:p>
          </table:table-cell>
          <table:table-cell table:style-name="Table1.B2" office:value-type="string">
            <text:p text:style-name="P13">Indicates that only a DvString, DvCodedString or DvIndentifier is allowed <text:span text:style-name="T7">on this node</text:span>. <text:span text:style-name="T7">This icon also appears on the root node of each of these. </text:span><text:s/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6" text:anchor-type="paragraph" svg:width="0.178in" svg:height="0.178in" draw:z-index="5"><draw:image xlink:href="Pictures/1000020100000010000000109B66DC54.png" xlink:type="simple" xlink:show="embed" xlink:actuate="onLoad"/></draw:frame></text:p>
          </table:table-cell>
          <table:table-cell table:style-name="Table1.B2" office:value-type="string">
            <text:p text:style-name="P17">Indicates that only DvIdentifier(s) are allowed on this node. This icon also appears on the root node of DvIdentifier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7" text:anchor-type="paragraph" svg:width="0.178in" svg:height="0.178in" draw:z-index="6"><draw:image xlink:href="Pictures/1000020100000010000000101EDBF63D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8" text:anchor-type="paragraph" svg:width="0.178in" svg:height="0.178in" draw:z-index="7"><draw:image xlink:href="Pictures/10000201000000100000001066CD4F17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9" text:anchor-type="paragraph" svg:width="0.178in" svg:height="0.178in" draw:z-index="8"><draw:image xlink:href="Pictures/100002010000001000000010B888D8F7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0" text:anchor-type="paragraph" svg:width="0.178in" svg:height="0.178in" draw:z-index="9"><draw:image xlink:href="Pictures/100002010000001000000010FACD82B3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1" text:anchor-type="paragraph" svg:width="0.178in" svg:height="0.178in" draw:z-index="10"><draw:image xlink:href="Pictures/100002010000001000000010D70879F3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2" text:anchor-type="paragraph" svg:width="0.178in" svg:height="0.178in" draw:z-index="11"><draw:image xlink:href="Pictures/100002010000001000000010E3210BF8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3" text:anchor-type="paragraph" svg:width="0.178in" svg:height="0.178in" draw:z-index="12"><draw:image xlink:href="Pictures/1000020100000010000000108B8E5460.png" xlink:type="simple" xlink:show="embed" xlink:actuate="onLoad"/></draw:frame></text:p>
          </table:table-cell>
          <table:table-cell table:style-name="Table1.B2" office:value-type="string">
            <text:p text:style-name="P16">Restricted to using a FeederAudit on this node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Common <text:s text:c="6"/></text:p>
          </table:table-cell>
          <table:table-cell table:style-name="Table1.B2" office:value-type="string">
            <text:p text:style-name="P14">FeederAudit, Party </text:p>
          </table:table-cell>
        </table:table-row>
        <table:table-row>
          <table:table-cell table:style-name="Table1.A2" office:value-type="string">
            <text:p text:style-name="P12">Items <text:s text:c="12"/></text:p>
          </table:table-cell>
          <table:table-cell table:style-name="Table1.B2" office:value-type="string">
            <text:p text:style-name="P11">Cluster, DvAdapter</text:p>
          </table:table-cell>
        </table:table-row>
        <table:table-row>
          <table:table-cell table:style-name="Table1.A2" office:value-type="string">
            <text:p text:style-name="P10">Data Values <text:s text:c="2"/></text:p>
          </table:table-cell>
          <table:table-cell table:style-name="Table1.B2" office:value-type="string">
            <text:p text:style-name="P9">DvBoolean, DvURI, DvString, DvCodedString, DvIdentifier, DvCount, DvInterval, DvQuantity, DvRatio, DvParsable, DvMedia, <text:s/></text:p>
          </table:table-cell>
        </table:table-row>
        <table:table-row>
          <table:table-cell table:style-name="Table1.A2" office:value-type="string">
            <text:p text:style-name="P8">Entry <text:s text:c="12"/></text:p>
          </table:table-cell>
          <table:table-cell table:style-name="Table1.B2" office:value-type="string">
            <text:p text:style-name="P7">CareEntry, AdminEntry, DemographicEntry. <text:span text:style-name="T10">One and only one of these component are used on each CCD.definition element. 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Building a CCD</text:h>
      <text:p text:style-name="Text_20_body"/>
      <text:list xml:id="list8514357204521868933" text:style-name="L1">
        <text:list-item>
          <text:p text:style-name="P2">Open the CCD.mm file and use the Save As option to create a new CCD file in a directory of your choice. <text:s/>I<text:span text:style-name="T5">t</text:span> is suggested that you do not save your CCDs in the fmlib directory.</text:p>
        </text:list-item>
        <text:list-item>
          <text:p text:style-name="P2">Enter the required MetaData information. The CCD-Gen Project Name value must be an existing name of a project on the CCD-Gen. <text:span text:style-name="T6">You will probably want to collapse the MetaData node after completing this information.</text:span></text:p>
        </text:list-item>
        <text:list-item>
          <text:p text:style-name="P3">Make the CCD.definition node your active node. </text:p>
        </text:list-item>
        <text:list-item>
          <text:p text:style-name="P3">Using the File-&gt;Import-&gt;Branch menu options <text:span text:style-name="T8">navigate to the fmlib/Entry folder and</text:span> import one of the Entry components. </text:p>
        </text:list-item>
        <text:list-item>
          <text:p text:style-name="P2"/>
        </text:list-item>
      </text:list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f2f44" officeooo:paragraph-rsid="001f2f44" style:font-size-asian="16pt" style:font-weight-asian="bold" style:font-size-complex="16pt" style:font-weight-complex="bold"/>
    </style:style>
    <style:style style:name="MT1" style:family="text">
      <style:text-properties officeooo:rsid="00233e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reating CCDs with Freemind <text:span text:style-name="MT1">1.0+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ook</meta:initial-creator>
    <meta:creation-date>2014-03-19T11:36:45.621939544</meta:creation-date>
    <meta:generator>LibreOffice/4.1.3.2$Linux_X86_64 LibreOffice_project/410m0$Build-2</meta:generator>
    <dc:date>2014-03-20T03:32:59.622878305</dc:date>
    <dc:creator>Timothy Cook</dc:creator>
    <meta:editing-duration>PT15H53M24S</meta:editing-duration>
    <meta:editing-cycles>27</meta:editing-cycles>
    <meta:document-statistic meta:table-count="1" meta:image-count="13" meta:object-count="0" meta:page-count="3" meta:paragraph-count="26" meta:word-count="378" meta:character-count="2379" meta:non-whitespace-character-count="1958"/>
  </office:meta>
</office:document-meta>
</file>